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fb89"/>
    </style:style>
    <style:style style:name="P2" style:family="paragraph" style:parent-style-name="Standard">
      <style:text-properties officeooo:rsid="000dfb89" officeooo:paragraph-rsid="000dfb89"/>
    </style:style>
    <style:style style:name="P3" style:family="paragraph" style:parent-style-name="Standard">
      <style:text-properties officeooo:rsid="000ebc20" officeooo:paragraph-rsid="000ebc20"/>
    </style:style>
    <style:style style:name="P4" style:family="paragraph" style:parent-style-name="Standard">
      <style:text-properties fo:font-weight="normal" officeooo:rsid="000ebc20" officeooo:paragraph-rsid="000ebc20" style:font-weight-asian="normal" style:font-weight-complex="normal"/>
    </style:style>
    <style:style style:name="P5" style:family="paragraph" style:parent-style-name="Standard">
      <style:text-properties fo:font-weight="normal" officeooo:rsid="000dfb89" officeooo:paragraph-rsid="000dfb89" style:font-weight-asian="normal" style:font-weight-complex="normal"/>
    </style:style>
    <style:style style:name="P6" style:family="paragraph" style:parent-style-name="Standard">
      <style:text-properties officeooo:rsid="000ebc20" officeooo:paragraph-rsid="00120db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cd7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ebc20" style:font-weight-asian="normal" style:font-weight-complex="normal"/>
    </style:style>
    <style:style style:name="T5" style:family="text">
      <style:text-properties fo:font-weight="normal" officeooo:rsid="00112de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ssoas(nome, <text:span text:style-name="T1">id</text:span><text:span text:style-name="T3">);</text:span></text:p>
      <text:p text:style-name="P2"><text:span text:style-name="T3">Fornecedores(endereco, cnpj, telefone, </text:span><text:span text:style-name="T1">pessoa_fk</text:span><text:span text:style-name="T3">);</text:span></text:p>
      <text:p text:style-name="P2"><text:span text:style-name="T3">Usuarios(login, senha, </text:span><text:span text:style-name="T1">pessoa_fk</text:span><text:span text:style-name="T3">);</text:span></text:p>
      <text:p text:style-name="P2"><text:span text:style-name="T3">Produtos(marca, desc, </text:span><text:span text:style-name="T1">id</text:span><text:span text:style-name="T3">, valor_venda, valor_compra);</text:span></text:p>
      <text:p text:style-name="P2"><text:span text:style-name="T3">Transacao_financeira(tipo, desc, valor, </text:span><text:span text:style-name="T1">id, produto_fk</text:span><text:span text:style-name="T3">);</text:span></text:p>
      <text:p text:style-name="P2"><text:span text:style-name="T3">Movimentacoes(</text:span><text:span text:style-name="T1">id</text:span><text:span text:style-name="T3">, tipo, desc, valor);</text:span></text:p>
      <text:p text:style-name="P2"><text:span text:style-name="T3">Pessoas_</text:span><text:span text:style-name="T5">gera</text:span><text:span text:style-name="T3">_</text:span><text:span text:style-name="T5">transacao</text:span><text:span text:style-name="T3">(</text:span><text:span text:style-name="T1">pessoa_fk, </text:span><text:span text:style-name="T2">transacao</text:span><text:span text:style-name="T1">_fk</text:span><text:span text:style-name="T4">);</text:span></text:p>
      <text:p text:style-name="P6"><text:span text:style-name="T3">transacao_tem_produto(</text:span><text:span text:style-name="T1">produto_fk, transacao_fk</text:span><text:span text:style-name="T3">, qtde);</text:span></text:p>
      <text:p text:style-name="P3"><text:span text:style-name="T3">transacao_gera_movimentacao(</text:span><text:span text:style-name="T1">transacao_fk, movimentacao_fk</text:span><text:span text:style-name="T3">);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3:54:28.356000000</meta:creation-date>
    <dc:date>2017-08-04T23:38:24.732000000</dc:date>
    <meta:editing-duration>PT45M23S</meta:editing-duration>
    <meta:editing-cycles>5</meta:editing-cycles>
    <meta:generator>LibreOffice/5.3.2.2$Windows_x86 LibreOffice_project/6cd4f1ef626f15116896b1d8e1398b56da0d0ee1</meta:generator>
    <meta:document-statistic meta:table-count="0" meta:image-count="0" meta:object-count="0" meta:page-count="1" meta:paragraph-count="9" meta:word-count="30" meta:character-count="409" meta:non-whitespace-character-count="388"/>
  </office:meta>
</office:document-meta>
</file>